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083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Reset curv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outdoor_temp_1</text:p>
          </table:table-cell>
          <table:table-cell office:value-type="string" calcext:value-type="string">
            <text:p>supply_temp_1</text:p>
          </table:table-cell>
          <table:table-cell office:value-type="string" calcext:value-type="string">
            <text:p>outdoor_temp_2</text:p>
          </table:table-cell>
          <table:table-cell office:value-type="string" calcext:value-type="string">
            <text:p>supply_temp_2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constant_term_b</text:p>
          </table:table-cell>
          <table:table-cell office:value-type="string" calcext:value-type="string">
            <text:p>outdoor_x</text:p>
          </table:table-cell>
          <table:table-cell office:value-type="string" calcext:value-type="string">
            <text:p>supply_y</text:p>
          </table:table-cell>
        </table:table-row>
        <table:table-row table:style-name="ro1">
          <table:table-cell office:value-type="string" calcext:value-type="string">
            <text:p>0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  <table:table-cell table:formula="of:=([.E4]-[.C4])/([.D4]-[.B4])" office:value-type="float" office:value="-0.16" calcext:value-type="float">
            <text:p>-0.16</text:p>
          </table:table-cell>
          <table:table-cell table:formula="of:=[.E4]-[.F4]*[.D4]" office:value-type="float" office:value="23.2" calcext:value-type="float">
            <text:p>23.2</text:p>
          </table:table-cell>
          <table:table-cell office:value-type="float" office:value="-10" calcext:value-type="float">
            <text:p>-10</text:p>
          </table:table-cell>
          <table:table-cell table:formula="of:=[.F4]*[.H4]+[.G4]"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0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7.5" calcext:value-type="float">
            <text:p>37.5</text:p>
          </table:table-cell>
          <table:table-cell table:formula="of:=([.E5]-[.C5])/([.D5]-[.B5])" office:value-type="float" office:value="-0.35" calcext:value-type="float">
            <text:p>-0.35</text:p>
          </table:table-cell>
          <table:table-cell table:formula="of:=[.E5]-[.F5]*[.D5]"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table:formula="of:=[.F5]*[.H5]+[.G5]"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0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47" calcext:value-type="float">
            <text:p>47</text:p>
          </table:table-cell>
          <table:table-cell table:formula="of:=([.E6]-[.C6])/([.D6]-[.B6])" office:value-type="float" office:value="-0.54" calcext:value-type="float">
            <text:p>-0.54</text:p>
          </table:table-cell>
          <table:table-cell table:formula="of:=[.E6]-[.F6]*[.D6]" office:value-type="float" office:value="30.8" calcext:value-type="float">
            <text:p>30.8</text:p>
          </table:table-cell>
          <table:table-cell office:value-type="float" office:value="-10" calcext:value-type="float">
            <text:p>-10</text:p>
          </table:table-cell>
          <table:table-cell table:formula="of:=[.F6]*[.H6]+[.G6]"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0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57" calcext:value-type="float">
            <text:p>57</text:p>
          </table:table-cell>
          <table:table-cell table:formula="of:=([.E7]-[.C7])/([.D7]-[.B7])" office:value-type="float" office:value="-0.74" calcext:value-type="float">
            <text:p>-0.74</text:p>
          </table:table-cell>
          <table:table-cell table:formula="of:=[.E7]-[.F7]*[.D7]" office:value-type="float" office:value="34.8" calcext:value-type="float">
            <text:p>34.8</text:p>
          </table:table-cell>
          <table:table-cell office:value-type="float" office:value="-10" calcext:value-type="float">
            <text:p>-10</text:p>
          </table:table-cell>
          <table:table-cell table:formula="of:=[.F7]*[.H7]+[.G7]"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1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65.5" calcext:value-type="float">
            <text:p>65.5</text:p>
          </table:table-cell>
          <table:table-cell table:formula="of:=([.E8]-[.C8])/([.D8]-[.B8])" office:value-type="float" office:value="-0.91" calcext:value-type="float">
            <text:p>-0.91</text:p>
          </table:table-cell>
          <table:table-cell table:formula="of:=[.E8]-[.F8]*[.D8]" office:value-type="float" office:value="38.2" calcext:value-type="float">
            <text:p>38.2</text:p>
          </table:table-cell>
          <table:table-cell office:value-type="float" office:value="-10" calcext:value-type="float">
            <text:p>-10</text:p>
          </table:table-cell>
          <table:table-cell table:formula="of:=[.F8]*[.H8]+[.G8]"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1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table:formula="of:=([.E9]-[.C9])/([.D9]-[.B9])" office:value-type="float" office:value="-1.1" calcext:value-type="float">
            <text:p>-1.1</text:p>
          </table:table-cell>
          <table:table-cell table:formula="of:=[.E9]-[.F9]*[.D9]" office:value-type="float" office:value="42" calcext:value-type="float">
            <text:p>42</text:p>
          </table:table-cell>
          <table:table-cell office:value-type="float" office:value="-10" calcext:value-type="float">
            <text:p>-10</text:p>
          </table:table-cell>
          <table:table-cell table:formula="of:=[.F9]*[.H9]+[.G9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85" calcext:value-type="float">
            <text:p>85</text:p>
          </table:table-cell>
          <table:table-cell table:formula="of:=([.E10]-[.C10])/([.D10]-[.B10])" office:value-type="float" office:value="-1.3" calcext:value-type="float">
            <text:p>-1.3</text:p>
          </table:table-cell>
          <table:table-cell table:formula="of:=[.E10]-[.F10]*[.D10]" office:value-type="float" office:value="46" calcext:value-type="float">
            <text:p>46</text:p>
          </table:table-cell>
          <table:table-cell office:value-type="float" office:value="-10" calcext:value-type="float">
            <text:p>-10</text:p>
          </table:table-cell>
          <table:table-cell table:formula="of:=[.F10]*[.H10]+[.G10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1]-[.C11])/([.D11]-[.B11])" office:value-type="float" office:value="-1.4" calcext:value-type="float">
            <text:p>-1.4</text:p>
          </table:table-cell>
          <table:table-cell table:formula="of:=[.E11]-[.F11]*[.D11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1]*[.H11]+[.G11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2]-[.C12])/([.D12]-[.B12])" office:value-type="float" office:value="-1.4" calcext:value-type="float">
            <text:p>-1.4</text:p>
          </table:table-cell>
          <table:table-cell table:formula="of:=[.E12]-[.F12]*[.D12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2]*[.H12]+[.G12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3]-[.C13])/([.D13]-[.B13])" office:value-type="float" office:value="-1.4" calcext:value-type="float">
            <text:p>-1.4</text:p>
          </table:table-cell>
          <table:table-cell table:formula="of:=[.E13]-[.F13]*[.D13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3]*[.H13]+[.G1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4]-[.C14])/([.D14]-[.B14])" office:value-type="float" office:value="-1.4" calcext:value-type="float">
            <text:p>-1.4</text:p>
          </table:table-cell>
          <table:table-cell table:formula="of:=[.E14]-[.F14]*[.D14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4]*[.H14]+[.G1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5]-[.C15])/([.D15]-[.B15])" office:value-type="float" office:value="-1.4" calcext:value-type="float">
            <text:p>-1.4</text:p>
          </table:table-cell>
          <table:table-cell table:formula="of:=[.E15]-[.F15]*[.D15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5]*[.H15]+[.G15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6]-[.C16])/([.D16]-[.B16])" office:value-type="float" office:value="-1.4" calcext:value-type="float">
            <text:p>-1.4</text:p>
          </table:table-cell>
          <table:table-cell table:formula="of:=[.E16]-[.F16]*[.D16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6]*[.H16]+[.G1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7]-[.C17])/([.D17]-[.B17])" office:value-type="float" office:value="-1.4" calcext:value-type="float">
            <text:p>-1.4</text:p>
          </table:table-cell>
          <table:table-cell table:formula="of:=[.E17]-[.F17]*[.D17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7]*[.H17]+[.G1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8]-[.C18])/([.D18]-[.B18])" office:value-type="float" office:value="-1.4" calcext:value-type="float">
            <text:p>-1.4</text:p>
          </table:table-cell>
          <table:table-cell table:formula="of:=[.E18]-[.F18]*[.D18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8]*[.H18]+[.G18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9]-[.C19])/([.D19]-[.B19])" office:value-type="float" office:value="-1.4" calcext:value-type="float">
            <text:p>-1.4</text:p>
          </table:table-cell>
          <table:table-cell table:formula="of:=[.E19]-[.F19]*[.D19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9]*[.H19]+[.G1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20]-[.C20])/([.D20]-[.B20])" office:value-type="float" office:value="-1.4" calcext:value-type="float">
            <text:p>-1.4</text:p>
          </table:table-cell>
          <table:table-cell table:formula="of:=[.E20]-[.F20]*[.D20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20]*[.H20]+[.G20]"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etpoint correc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ndoor_temp_diff_from_20C_1</text:p>
          </table:table-cell>
          <table:table-cell office:value-type="string" calcext:value-type="string">
            <text:p>supply_temp_add_1</text:p>
          </table:table-cell>
          <table:table-cell office:value-type="string" calcext:value-type="string">
            <text:p>indoor_temp_diff_from_20C_2</text:p>
          </table:table-cell>
          <table:table-cell table:style-name="ce2" office:value-type="string" calcext:value-type="string">
            <text:p>supply_temp_add_2</text:p>
          </table:table-cell>
          <table:table-cell table:number-columns-repeated="2"/>
          <table:table-cell office:value-type="string" calcext:value-type="string">
            <text:p>20C-indoor_x</text:p>
          </table:table-cell>
          <table:table-cell office:value-type="string" calcext:value-type="string">
            <text:p>correction_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-14.5" calcext:value-type="float">
            <text:p>-14.5</text:p>
          </table:table-cell>
          <table:table-cell table:formula="of:=([.C25]-[.E25])/([.B25]-[.D25])" office:value-type="float" office:value="0.966666666666667" calcext:value-type="float">
            <text:p>0.9666666667</text:p>
          </table:table-cell>
          <table:table-cell table:formula="of:=[.E25]-[.F25]*[.D25]" office:value-type="float" office:value="-19.3333333333333" calcext:value-type="float">
            <text:p>-19.3333333333</text:p>
          </table:table-cell>
          <table:table-cell office:value-type="float" office:value="20" calcext:value-type="float">
            <text:p>20</text:p>
          </table:table-cell>
          <table:table-cell table:formula="of:=[.F25]*[.H25]+[.G2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9:52:46.75419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o </meta:initial-creator>
    <meta:creation-date>2014-12-03T22:57:28.705101346</meta:creation-date>
    <dc:date>2014-12-04T12:18:29.766485597</dc:date>
    <dc:creator>jgo </dc:creator>
    <meta:editing-duration>PT2M46S</meta:editing-duration>
    <meta:editing-cycles>3</meta:editing-cycles>
    <meta:generator>LibreOffice/4.2.7.2$Linux_X86_64 LibreOffice_project/420$Build-2</meta:generator>
    <meta:document-statistic meta:table-count="1" meta:cell-count="178" meta:object-count="0"/>
  </office:meta>
</office:document-meta>
</file>